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0.448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="" draw:marker-start-width="0.279cm" draw:marker-end="Extrémités_20_de_20_flèche_20_2" draw:marker-end-width="0.279cm" draw:fill="none" draw:textarea-vertical-align="middle" fo:padding-top="0.151cm" fo:padding-bottom="0.151cm" fo:padding-left="0.276cm" fo:padding-right="0.276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cm" svg:height="1.5cm" svg:x="7cm" svg:y="3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8cm" svg:y="3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9cm" svg:y="3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cm" svg:height="1.5cm" svg:x="10cm" svg:y="3.5cm">
          <text:p text:style-name="P1">4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3cm" svg:y1="4.205cm" svg:x2="5.523cm" svg:y2="4.205cm">
          <text:p/>
        </draw:line>
        <draw:line draw:style-name="gr2" draw:text-style-name="P3" draw:layer="layout" svg:x1="12.5cm" svg:y1="4.159cm" svg:x2="11.5cm" svg:y2="4.159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31T14:56:16.118000000</meta:creation-date>
    <dc:date>2022-10-31T14:59:06.377000000</dc:date>
    <meta:editing-duration>PT2M52S</meta:editing-duration>
    <meta:editing-cycles>1</meta:editing-cycles>
    <meta:document-statistic meta:object-count="29"/>
    <meta:generator>LibreOffice/7.1.2.2$Windows_X86_64 LibreOffice_project/8a45595d069ef5570103caea1b71cc9d82b2aae4</meta:generator>
  </office:meta>
</office:document-meta>
</file>